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76739" officeooo:paragraph-rsid="00076739"/>
    </style:style>
    <style:style style:name="P2" style:family="paragraph" style:parent-style-name="Standard">
      <style:text-properties officeooo:rsid="0007b6d0" officeooo:paragraph-rsid="0007b6d0"/>
    </style:style>
    <style:style style:name="P3" style:family="paragraph" style:parent-style-name="Standard">
      <style:text-properties fo:font-size="10pt" officeooo:rsid="0007b6d0" officeooo:paragraph-rsid="0007b6d0" style:font-size-asian="10pt" style:font-size-complex="10pt"/>
    </style:style>
    <style:style style:name="P4" style:family="paragraph" style:parent-style-name="Standard">
      <style:text-properties fo:font-size="12pt" officeooo:rsid="0007b6d0" officeooo:paragraph-rsid="0007b6d0" style:font-size-asian="10.5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asic Terminal Shortcuts</text:p>
      <text:p text:style-name="P1">CTRL L = Clear the terminal</text:p>
      <text:p text:style-name="P1">CTRL D = Logout</text:p>
      <text:p text:style-name="P1">SHIFT Page Up/Down = Go up/down the terminal</text:p>
      <text:p text:style-name="P1">CTRL A = Cursor to start of line</text:p>
      <text:p text:style-name="P1">CTRL E = Cursor the end of line</text:p>
      <text:p text:style-name="P1">CTRL U = Delete left of the cursor</text:p>
      <text:p text:style-name="P1">CTRL K = Delete right of the cursor</text:p>
      <text:p text:style-name="P1">CTRL W = Delete word on the left</text:p>
      <text:p text:style-name="P1">CTRL Y = Paste (after CTRL U,K or W)</text:p>
      <text:p text:style-name="P1">TAB = auto completion of file or command</text:p>
      <text:p text:style-name="P1">CTRL R = reverse search history</text:p>
      <text:p text:style-name="P1">!! = repeat last command</text:p>
      <text:p text:style-name="P1">!$ = Last argument of previous command</text:p>
      <text:p text:style-name="P1">$! = pid of last background program started</text:p>
      <text:p text:style-name="P1">!abc = Run last command starting with abc</text:p>
      <text:p text:style-name="P1">!abc:p = Print last command starting with abc</text:p>
      <text:p text:style-name="P1">^abc^123 = Run previous command, replacing abc with 123</text:p>
      <text:p text:style-name="P1">CTRL Z = stops the current command (resume with fg in foreground or bg in background)</text:p>
      <text:p text:style-name="P1">CTRL-c = Stop current command</text:p>
      <text:p text:style-name="P1">ALT- = Last argument of previous command</text:p>
      <text:p text:style-name="P1">!* = All arguments of previous command</text:p>
      <text:p text:style-name="P1"/>
      <text:p text:style-name="P1">head -n1 /etc/issue Show distri​ bution</text:p>
      <text:p text:style-name="P1"/>
      <text:p text:style-name="P2">PROCESS MANAGEMENT</text:p>
      <text:p text:style-name="P2">ps = Static process list</text:p>
      <text:p text:style-name="P2"><text:tab/>-ef --&gt; ex: ps -ef | less</text:p>
      <text:p text:style-name="P2"><text:tab/>-ejH --&gt; show process hierarchy</text:p>
      <text:p text:style-name="P2"><text:tab/>-u --&gt; process's from current user</text:p>
      <text:p text:style-name="P2"/>
      <text:p text:style-name="P2"/>
      <text:p text:style-name="P2">pkill name <text:tab/>Kill process with name name</text:p>
      <text:p text:style-name="P2">killall name <text:tab/>Kill all processes with names</text:p>
      <text:p text:style-name="P2"><text:tab/><text:tab/>beginning name</text:p>
      <text:p text:style-name="P2"/>
      <text:p text:style-name="P2">COMMAND LISTS</text:p>
      <text:p text:style-name="P2"><text:tab/>Run cmd1 then cmd2</text:p>
      <text:p text:style-name="P2">cmd1 ; cmd2</text:p>
      <text:p text:style-name="P2"><text:tab/>Run cmd2 if cmd1 is successful</text:p>
      <text:p text:style-name="P2">cmd1 &amp;&amp; cmd2</text:p>
      <text:p text:style-name="P2"><text:tab/>Run cmd2 if cmd1 is not successful</text:p>
      <text:p text:style-name="P2">cmd1 || cmd2</text:p>
      <text:p text:style-name="P2"><text:tab/>Run cmd in a subshell</text:p>
      <text:p text:style-name="P2">cmd &amp;</text:p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1T16:53:01.458793693</meta:creation-date>
    <dc:date>2017-10-21T17:12:02.412673807</dc:date>
    <meta:editing-duration>PT8M50S</meta:editing-duration>
    <meta:editing-cycles>1</meta:editing-cycles>
    <meta:document-statistic meta:table-count="0" meta:image-count="0" meta:object-count="0" meta:page-count="2" meta:paragraph-count="40" meta:word-count="248" meta:character-count="1251" meta:non-whitespace-character-count="1027"/>
    <meta:generator>LibreOffice/5.1.6.2$Linux_X86_64 LibreOffice_project/10m0$Build-2</meta:generator>
  </office:meta>
</office:document-meta>
</file>